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C++ IO support for various FEM exchange file formats</text:title></text:p>
      <text:p text:style-name="OrgTitle"/>
      <text:p text:style-name="OrgSubtitle"><text:initial-creator>Berthold Höllmann</text:initial-creator></text:p>
      <text:p text:style-name="OrgSubtitle"/>
      <text:table-of-content text:style-name="OrgIndexSection" text:protected="true" text:name="Table of Contents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5b72744">1. Supported FEM file formats</text:a></text:p>
          <text:p text:style-name="Contents_20_2"><text:a xlink:type="simple" xlink:href="#org5adee33">1.1. NASTRAN Bulk Data Format (BDF)</text:a></text:p>
          <text:p text:style-name="Contents_20_3"><text:a xlink:type="simple" xlink:href="#org6cb8a43">1.1.1. BDF Cards supported</text:a></text:p>
          <text:p text:style-name="Contents_20_4"><text:a xlink:type="simple" xlink:href="#org5eaa630">1.1.1.1. Bulk Data</text:a></text:p>
          <text:p text:style-name="Contents_20_4"><text:a xlink:type="simple" xlink:href="#org5e74427">1.1.1.2. Header Data</text:a></text:p>
          <text:p text:style-name="Contents_20_2"><text:a xlink:type="simple" xlink:href="#org63654c6">1.2. DNV GL Seasam Input Interface File (FEM)</text:a></text:p>
          <text:p text:style-name="Contents_20_3"><text:a xlink:type="simple" xlink:href="#org964c049">1.2.1. FEM Cards supported</text:a></text:p>
          <text:p text:style-name="Contents_20_3"><text:a xlink:type="simple" xlink:href="#orgb26fe38">1.2.2. Element Types in SESAM</text:a></text:p>
        </text:index-body>
      </text:table-of-content>
      <text:h text:style-name="Heading_20_1" text:outline-level="1" text:is-list-header="false">
<text:bookmark-start text:name="OrgXref.org5b72744"/>
<text:bookmark text:name="org5b72744"/>Supported FEM file formats
<text:bookmark-end text:name="OrgXref.org5b72744"/></text:h>
      <text:p text:style-name="Text_20_body">Not all functionality defined for the exchange file formats is
supported. The supported subset is currently mainly defined by the
functionality supported in GLFrame rspt. the BMF file format.
</text:p>
      <text:p text:style-name="Text_20_body">More detailed information on supported functionality can be found in
the according directories in the <text:span text:style-name="OrgCode">docs</text:span> subdirectory.
</text:p>
      <text:h text:style-name="Heading_20_2" text:outline-level="2" text:is-list-header="false">
<text:bookmark-start text:name="OrgXref.org5adee33"/>
<text:bookmark text:name="org5adee33"/>NASTRAN Bulk Data Format (BDF)
<text:bookmark-end text:name="OrgXref.org5adee33"/></text:h>
      <text:h text:style-name="Heading_20_3" text:outline-level="3" text:is-list-header="false">
<text:bookmark-start text:name="OrgXref.org6cb8a43"/>
<text:bookmark text:name="org6cb8a43"/>BDF Cards supported
<text:bookmark-end text:name="OrgXref.org6cb8a43"/></text:h>
      <text:h text:style-name="Heading_20_4" text:outline-level="4" text:is-list-header="false">
<text:bookmark-start text:name="OrgXref.org5eaa630"/>
<text:bookmark text:name="org5eaa630"/>Bulk Data
<text:bookmark-end text:name="OrgXref.org5eaa630"/></text:h>
      <text:section text:style-name="OrgIndentedSection-Level-0" text:name="Section1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/>
              </table:table-cell>
              <table:table-cell table:style-name="OrgTblCellTB">
                <text:p text:style-name="OrgTableHeadingLeft"><text:span text:style-name="Bold">Name</text:span></text:p>
              </table:table-cell>
              <table:table-cell table:style-name="OrgTblCellTB">
                <text:p text:style-name="OrgTableHeadingLeft"><text:span text:style-name="Bold">Description</text:span></text:p>
              </table:table-cell>
              <table:table-cell table:style-name="OrgTblCellTB">
                <text:p text:style-name="OrgTableHeadingLeft"><text:span text:style-name="Bold">Read</text:span></text:p>
              </table:table-cell>
              <table:table-cell table:style-name="OrgTblCellTB">
                <text:p text:style-name="OrgTableHeadingLeft"><text:span text:style-name="Bold">Write</text:span>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General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AT1</text:span></text:p>
              </table:table-cell>
              <table:table-cell table:style-name="OrgTblCell">
                <text:p text:style-name="OrgTableContentsLeft">Material defini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AT2</text:span></text:p>
              </table:table-cell>
              <table:table-cell table:style-name="OrgTblCell">
                <text:p text:style-name="OrgTableContentsLeft">Shell Element Anisotropic Material Property Defini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RID</text:span></text:p>
              </table:table-cell>
              <table:table-cell table:style-name="OrgTblCellB">
                <text:p text:style-name="OrgTableContentsLeft">Grid nodes</text:p>
              </table:table-cell>
              <table:table-cell table:style-name="OrgTblCellB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Elements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TRIA3</text:span></text:p>
              </table:table-cell>
              <table:table-cell table:style-name="OrgTblCell">
                <text:p text:style-name="OrgTableContentsLeft">3 node shaped shell element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QUAD4</text:span></text:p>
              </table:table-cell>
              <table:table-cell table:style-name="OrgTblCell">
                <text:p text:style-name="OrgTableContentsLeft">4 node shaped shell element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BEAM</text:span></text:p>
              </table:table-cell>
              <table:table-cell table:style-name="OrgTblCell">
                <text:p text:style-name="OrgTableContentsLeft">Complex beams <text:note text:id="fn1" text:note-class="footnote"><text:note-citation>1</text:note-citation><text:note-body><text:p text:style-name="Footnote">Twisting <text:span text:style-name="OrgCode">CBEAM</text:span> cross section by using the <text:span text:style-name="OrgCode">BIT</text:span> flag is
not supported. Offset via <text:span text:style-name="OrgCode">OFFT</text:span> is only supported for the same offset
at <text:span text:style-name="Emphasis">A</text:span> and <text:span text:style-name="Emphasis">B</text:span> end of beam.
</text:p></text:note-body></text:note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BAR</text:span></text:p>
              </table:table-cell>
              <table:table-cell table:style-name="OrgTblCell">
                <text:p text:style-name="OrgTableContentsLeft">Simple beam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ROD</text:span></text:p>
              </table:table-cell>
              <table:table-cell table:style-name="OrgTblCell">
                <text:p text:style-name="OrgTableContentsLeft">Trusse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CELAS1</text:span></text:p>
              </table:table-cell>
              <table:table-cell table:style-name="OrgTblCellB">
                <text:p text:style-name="OrgTableContentsLeft">Scalar Spring Connection</text:p>
              </table:table-cell>
              <table:table-cell table:style-name="OrgTblCellB">
                <text:p text:style-name="OrgTableContentsLeft">✗</text:p>
              </table:table-cell>
              <table:table-cell table:style-name="OrgTblCellB">
                <text:p text:style-name="OrgTableContentsLeft">✗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Element</text:p>
              </table:table-cell>
              <table:table-cell table:style-name="OrgTblCellT">
                <text:p text:style-name="OrgTableContentsLeft">properties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SHELL</text:span></text:p>
              </table:table-cell>
              <table:table-cell table:style-name="OrgTblCell">
                <text:p text:style-name="OrgTableContentsLeft">Properties for <text:span text:style-name="OrgCode">CTRIA3</text:span>, and <text:span text:style-name="OrgCode">CQUAD4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EAM</text:span></text:p>
              </table:table-cell>
              <table:table-cell table:style-name="OrgTblCell">
                <text:p text:style-name="OrgTableContentsLeft">Integral properties for <text:span text:style-name="OrgCode">CBEAM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EAML</text:span></text:p>
              </table:table-cell>
              <table:table-cell table:style-name="OrgTblCell">
                <text:p text:style-name="OrgTableContentsLeft">Properties for <text:span text:style-name="OrgCode">CBEAM</text:span> describing cross sec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AR</text:span></text:p>
              </table:table-cell>
              <table:table-cell table:style-name="OrgTblCell">
                <text:p text:style-name="OrgTableContentsLeft">Integral properties for <text:span text:style-name="OrgCode">CBAR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✗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BARL</text:span></text:p>
              </table:table-cell>
              <table:table-cell table:style-name="OrgTblCell">
                <text:p text:style-name="OrgTableContentsLeft">Properties for <text:span text:style-name="OrgCode">CBAR</text:span> describing cross sec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✗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PROD</text:span></text:p>
              </table:table-cell>
              <table:table-cell table:style-name="OrgTblCell">
                <text:p text:style-name="OrgTableContentsLeft">Properties for <text:span text:style-name="OrgCode">CROD</text:span>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✗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PELAS</text:span></text:p>
              </table:table-cell>
              <table:table-cell table:style-name="OrgTblCellB">
                <text:p text:style-name="OrgTableContentsLeft">Properties for <text:span text:style-name="OrgCode">CELAS*</text:span></text:p>
              </table:table-cell>
              <table:table-cell table:style-name="OrgTblCellB">
                <text:p text:style-name="OrgTableContentsLeft">✗</text:p>
              </table:table-cell>
              <table:table-cell table:style-name="OrgTblCellB">
                <text:p text:style-name="OrgTableContentsLeft">✗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Load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LOAD</text:span></text:p>
              </table:table-cell>
              <table:table-cell table:style-name="OrgTblCell">
                <text:p text:style-name="OrgTableContentsLeft">Load case combina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FORCE</text:span></text:p>
              </table:table-cell>
              <table:table-cell table:style-name="OrgTblCell">
                <text:p text:style-name="OrgTableContentsLeft">Forces on Node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OMENT</text:span></text:p>
              </table:table-cell>
              <table:table-cell table:style-name="OrgTblCell">
                <text:p text:style-name="OrgTableContentsLeft">Moments on Nodes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MASS2</text:span></text:p>
              </table:table-cell>
              <table:table-cell table:style-name="OrgTblCell">
                <text:p text:style-name="OrgTableContentsLeft">Scalar Mass Property and Connection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CMASS4</text:span></text:p>
              </table:table-cell>
              <table:table-cell table:style-name="OrgTblCell">
                <text:p text:style-name="OrgTableContentsLeft">Scalar Mass Property and Connection to Scalar Points Only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RAV</text:span></text:p>
              </table:table-cell>
              <table:table-cell table:style-name="OrgTblCellB">
                <text:p text:style-name="OrgTableContentsLeft">Acceleration or Gravity Load</text:p>
              </table:table-cell>
              <table:table-cell table:style-name="OrgTblCellB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  <table:table-rows>
            <table:table-row>
              <table:table-cell table:style-name="OrgTblCellT">
                <text:p text:style-name="OrgTableContentsLeft">Misc</text:p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ENDDATA</text:span></text:p>
              </table:table-cell>
              <table:table-cell table:style-name="OrgTblCell">
                <text:p text:style-name="OrgTableContentsLeft">Marker for end of input file</text:p>
              </table:table-cell>
              <table:table-cell table:style-name="OrgTblCe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PARAM</text:span></text:p>
              </table:table-cell>
              <table:table-cell table:style-name="OrgTblCellB">
                <text:p text:style-name="OrgTableContentsLeft">Specifies values for parameters used in solution sequences or user written <text:span text:style-name="OrgCode">DMAP</text:span> programs.</text:p>
              </table:table-cell>
              <table:table-cell table:style-name="OrgTblCellB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</table:table-row>
          </table:table-rows>
        </table:table>
      </text:section>
      <text:h text:style-name="Heading_20_4" text:outline-level="4" text:is-list-header="false">
<text:bookmark-start text:name="OrgXref.org5e74427"/>
<text:bookmark text:name="org5e74427"/>Header Data
<text:bookmark-end text:name="OrgXref.org5e74427"/></text:h>
      <text:section text:style-name="OrgIndentedSection-Level-0" text:name="Section2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><text:span text:style-name="Bold">Name</text:span></text:p>
              </table:table-cell>
              <table:table-cell table:style-name="OrgTblCellTB">
                <text:p text:style-name="OrgTableHeadingLeft"><text:span text:style-name="Bold">Description</text:span></text:p>
              </table:table-cell>
              <table:table-cell table:style-name="OrgTblCellTB">
                <text:p text:style-name="OrgTableHeadingLeft"><text:span text:style-name="Bold">Read</text:span></text:p>
              </table:table-cell>
              <table:table-cell table:style-name="OrgTblCellTB">
                <text:p text:style-name="OrgTableHeadingLeft"><text:span text:style-name="Bold">Write</text:span></text:p>
              </table:table-cell>
            </table:table-row>
          </table:table-header-rows>
          <table:table-rows>
            <table:table-row>
              <table:table-cell table:style-name="OrgTblCellT">
                <text:p text:style-name="OrgTableContentsLeft"><text:span text:style-name="OrgCode">SOL</text:span></text:p>
              </table:table-cell>
              <table:table-cell table:style-name="OrgTblCellT">
                <text:p text:style-name="OrgTableContentsLeft">Execute a Solution Sequence</text:p>
              </table:table-cell>
              <table:table-cell table:style-name="OrgTblCellT">
                <text:p text:style-name="OrgTableContentsLeft">✗</text:p>
              </table:table-cell>
              <table:table-cell table:style-name="OrgTblCellT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CEND</text:span></text:p>
              </table:table-cell>
              <table:table-cell table:style-name="OrgTblCell">
                <text:p text:style-name="OrgTableContentsLeft">End of Executive Control Delimiter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TITLE</text:span></text:p>
              </table:table-cell>
              <table:table-cell table:style-name="OrgTblCell">
                <text:p text:style-name="OrgTableContentsLeft">Output Title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ECHO</text:span></text:p>
              </table:table-cell>
              <table:table-cell table:style-name="OrgTblCell">
                <text:p text:style-name="OrgTableContentsLeft">Bulk Data Echo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DISPLACEMENT</text:span></text:p>
              </table:table-cell>
              <table:table-cell table:style-name="OrgTblCell">
                <text:p text:style-name="OrgTableContentsLeft">Displacement Output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PCFORCES</text:span></text:p>
              </table:table-cell>
              <table:table-cell table:style-name="OrgTblCell">
                <text:p text:style-name="OrgTableContentsLeft">Single-Point Forces of Constraint Output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TRESS</text:span></text:p>
              </table:table-cell>
              <table:table-cell table:style-name="OrgTblCell">
                <text:p text:style-name="OrgTableContentsLeft">Element Stress Output Request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LOAD</text:span></text:p>
              </table:table-cell>
              <table:table-cell table:style-name="OrgTblCell">
                <text:p text:style-name="OrgTableContentsLeft">External Static Load Set Selection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UBTITLE</text:span></text:p>
              </table:table-cell>
              <table:table-cell table:style-name="OrgTblCell">
                <text:p text:style-name="OrgTableContentsLeft">Output Subtitle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SUBCASE</text:span></text:p>
              </table:table-cell>
              <table:table-cell table:style-name="OrgTblCell">
                <text:p text:style-name="OrgTableContentsLeft">Subcase Delimiter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">
                <text:p text:style-name="OrgTableContentsLeft"><text:span text:style-name="OrgCode">BEGIN</text:span> <text:span text:style-name="OrgCode">BULK</text:span></text:p>
              </table:table-cell>
              <table:table-cell table:style-name="OrgTblCell">
                <text:p text:style-name="OrgTableContentsLeft">Case Control and Bulk Data Delimiter</text:p>
              </table:table-cell>
              <table:table-cell table:style-name="OrgTblCell">
                <text:p text:style-name="OrgTableContentsLeft">✗</text:p>
              </table:table-cell>
              <table:table-cell table:style-name="OrgTblCell">
                <text:p text:style-name="OrgTableContentsLeft">✓</text:p>
              </table:table-cell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/>
              </table:table-cell>
            </table:table-row>
          </table:table-rows>
        </table:table>
      </text:section>
      <text:h text:style-name="Heading_20_2" text:outline-level="2" text:is-list-header="false">
<text:bookmark-start text:name="OrgXref.org63654c6"/>
<text:bookmark text:name="org63654c6"/>DNV GL Seasam Input Interface File (FEM)
<text:bookmark-end text:name="OrgXref.org63654c6"/></text:h>
      <text:h text:style-name="Heading_20_3" text:outline-level="3" text:is-list-header="false">
<text:bookmark-start text:name="OrgXref.org964c049"/>
<text:bookmark text:name="org964c049"/>FEM Cards supported
<text:bookmark-end text:name="OrgXref.org964c049"/></text:h>
      <text:section text:style-name="OrgIndentedSection-Level-0" text:name="Section3"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>
                <text:p text:style-name="OrgTableHeadingLeft"/>
              </table:table-cell>
              <table:table-cell table:style-name="OrgTblCellTB">
                <text:p text:style-name="OrgTableHeadingLeft"><text:span text:style-name="Bold">Name</text:span></text:p>
              </table:table-cell>
              <table:table-cell table:style-name="OrgTblCellTB" table:number-columns-spanned="61">
                <text:p text:style-name="OrgTableHeadingLeft"><text:span text:style-name="Bold">Description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BL">
                <text:p text:style-name="OrgTableHeadingLeft"><text:span text:style-name="Bold">Read</text:span></text:p>
              </table:table-cell>
              <table:table-cell table:style-name="OrgTblCellTB">
                <text:p text:style-name="OrgTableHeadingLeft"><text:span text:style-name="Bold">Write</text:span></text:p>
              </table:table-cell>
              <table:table-cell table:style-name="OrgTblCellTBL" table:number-columns-spanned="6">
                <text:p text:style-name="OrgTableHeadingRight"><text:span text:style-name="Bold">Page<text:note text:id="fn2" text:note-class="footnote"><text:note-citation>2</text:note-citation><text:note-body><text:p text:style-name="Footnote">   References page in "Technical Report: Sesam Input Interface File,
File Description", Document id: 89-7012, Revision Number 9 / 01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header-rows>
          <table:table-rows>
            <table:table-row>
              <table:table-cell table:style-name="OrgTblCellT">
                <text:p text:style-name="OrgTableContentsLeft">General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DATE</text:span></text:p>
              </table:table-cell>
              <table:table-cell table:style-name="OrgTblCell" table:number-columns-spanned="61">
                <text:p text:style-name="OrgTableContentsLeft">Date and Program Informa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4-2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COORD</text:span></text:p>
              </table:table-cell>
              <table:table-cell table:style-name="OrgTblCell" table:number-columns-spanned="61">
                <text:p text:style-name="OrgTableContentsLeft">Nodal Coordinate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56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NODE</text:span></text:p>
              </table:table-cell>
              <table:table-cell table:style-name="OrgTblCell" table:number-columns-spanned="61">
                <text:p text:style-name="OrgTableContentsLeft">Correspondence between External and Internal Node Numbering, and Number of Degrees of Freedom of Each Nod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IDENT</text:span></text:p>
              </table:table-cell>
              <table:table-cell table:style-name="OrgTblCell" table:number-columns-spanned="61">
                <text:p text:style-name="OrgTableContentsLeft">Identification of Superelement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4-3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IEND</text:span></text:p>
              </table:table-cell>
              <table:table-cell table:style-name="OrgTblCellB" table:number-columns-spanned="61">
                <text:p text:style-name="OrgTableContentsLeft">End of a Superelement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4-4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Elements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ELMNT1</text:span></text:p>
              </table:table-cell>
              <table:table-cell table:style-name="OrgTblCell" table:number-columns-spanned="61">
                <text:p text:style-name="OrgTableContentsLeft">Element Data Defini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65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ELREF1</text:span></text:p>
              </table:table-cell>
              <table:table-cell table:style-name="OrgTblCellB" table:number-columns-spanned="61">
                <text:p text:style-name="OrgTableContentsLeft">Reference to Element Data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6-66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Element</text:p>
              </table:table-cell>
              <table:table-cell table:style-name="OrgTblCellT">
                <text:p text:style-name="OrgTableContentsLeft">properties</text:p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BEAMG</text:span></text:p>
              </table:table-cell>
              <table:table-cell table:style-name="OrgTblCell" table:number-columns-spanned="61">
                <text:p text:style-name="OrgTableContentsLeft">General Beam Element Data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49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BARM</text:span></text:p>
              </table:table-cell>
              <table:table-cell table:style-name="OrgTblCell" table:number-columns-spanned="61">
                <text:p text:style-name="OrgTableContentsLeft">Cross Section Type Massive Bar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4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IORH</text:span></text:p>
              </table:table-cell>
              <table:table-cell table:style-name="OrgTblCell" table:number-columns-spanned="61">
                <text:p text:style-name="OrgTableContentsLeft">Cross Section Type I or H Beam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7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LSEC</text:span></text:p>
              </table:table-cell>
              <table:table-cell table:style-name="OrgTblCell" table:number-columns-spanned="61">
                <text:p text:style-name="OrgTableContentsLeft">Cross Section Type L-Sec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76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PIPE</text:span></text:p>
              </table:table-cell>
              <table:table-cell table:style-name="OrgTblCell" table:number-columns-spanned="61">
                <text:p text:style-name="OrgTableContentsLeft">Cross Section Type Tub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USYI</text:span></text:p>
              </table:table-cell>
              <table:table-cell table:style-name="OrgTblCell" table:number-columns-spanned="61">
                <text:p text:style-name="OrgTableContentsLeft">Cross Section Type Unsymmetrical I-Beam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93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ECCEN</text:span></text:p>
              </table:table-cell>
              <table:table-cell table:style-name="OrgTblCell" table:number-columns-spanned="61">
                <text:p text:style-name="OrgTableContentsLeft">Eccentricitie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6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ELFIX</text:span></text:p>
              </table:table-cell>
              <table:table-cell table:style-name="OrgTblCell" table:number-columns-spanned="61">
                <text:p text:style-name="OrgTableContentsLeft">Flexible Joint/Hing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GELTH</text:span></text:p>
              </table:table-cell>
              <table:table-cell table:style-name="OrgTblCellB" table:number-columns-spanned="61">
                <text:p text:style-name="OrgTableContentsLeft">Thickness of Two-dimensional Element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6-7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Load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LDEP</text:span></text:p>
              </table:table-cell>
              <table:table-cell table:style-name="OrgTblCell" table:number-columns-spanned="61">
                <text:p text:style-name="OrgTableContentsLeft">Nodes with Linear Dependenc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2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NBCD</text:span></text:p>
              </table:table-cell>
              <table:table-cell table:style-name="OrgTblCell" table:number-columns-spanned="61">
                <text:p text:style-name="OrgTableContentsLeft">Nodes with Boundary Condition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3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NDISPL</text:span></text:p>
              </table:table-cell>
              <table:table-cell table:style-name="OrgTblCell" table:number-columns-spanned="61">
                <text:p text:style-name="OrgTableContentsLeft">Nodes with Prescribed Displacements and Acceleration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3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NLOAD</text:span></text:p>
              </table:table-cell>
              <table:table-cell table:style-name="OrgTblCell" table:number-columns-spanned="61">
                <text:p text:style-name="OrgTableContentsLeft">Nodes with Load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35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GSPRNG</text:span></text:p>
              </table:table-cell>
              <table:table-cell table:style-name="OrgTblCell" table:number-columns-spanned="61">
                <text:p text:style-name="OrgTableContentsLeft">Element to Ground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103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TDLOAD</text:span></text:p>
              </table:table-cell>
              <table:table-cell table:style-name="OrgTblCell" table:number-columns-spanned="61">
                <text:p text:style-name="OrgTableContentsLeft"><text:span text:style-name="Bold">not documented</text:span> (Seems to be similar to <text:span text:style-name="OrgCode">TDMATER</text:span> or <text:span text:style-name="OrgCode">TDSETNAM</text:span>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BEUSLO</text:span></text:p>
              </table:table-cell>
              <table:table-cell table:style-name="OrgTblCellB" table:number-columns-spanned="61">
                <text:p text:style-name="OrgTableContentsLeft">Elements with Surface Load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6-2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Superel.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BSELL</text:span></text:p>
              </table:table-cell>
              <table:table-cell table:style-name="OrgTblCell" table:number-columns-spanned="61">
                <text:p text:style-name="OrgTableContentsLeft">Subelement Load Descrip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2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ELMNT2</text:span></text:p>
              </table:table-cell>
              <table:table-cell table:style-name="OrgTblCell" table:number-columns-spanned="61">
                <text:p text:style-name="OrgTableContentsLeft">Subelement Description with Simple Correspondence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3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HSUPSTAT</text:span></text:p>
              </table:table-cell>
              <table:table-cell table:style-name="OrgTblCell" table:number-columns-spanned="61">
                <text:p text:style-name="OrgTableContentsLeft">Superelement Statistical Informa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4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HSUPTRAN</text:span></text:p>
              </table:table-cell>
              <table:table-cell table:style-name="OrgTblCell" table:number-columns-spanned="61">
                <text:p text:style-name="OrgTableContentsLeft">Superelement Transformation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41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HIERARCH</text:span></text:p>
              </table:table-cell>
              <table:table-cell table:style-name="OrgTblCell" table:number-columns-spanned="61">
                <text:p text:style-name="OrgTableContentsLeft">Superelement Hierarchy Description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7-3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TDSUPNAM</text:span></text:p>
              </table:table-cell>
              <table:table-cell table:style-name="OrgTblCellB" table:number-columns-spanned="61">
                <text:p text:style-name="OrgTableContentsLeft">Name and Description of a Super-Element.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4-8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  <table:table-rows>
            <table:table-row>
              <table:table-cell table:style-name="OrgTblCellT">
                <text:p text:style-name="OrgTableContentsLeft">Misc</text:p>
              </table:table-cell>
              <table:table-cell table:style-name="OrgTblCellT">
                <text:p text:style-name="OrgTableContentsLeft"/>
              </table:table-cell>
              <table:table-cell table:style-name="OrgTblCellT" table:number-columns-spanned="61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>
                <text:p text:style-name="OrgTableContentsLeft"/>
              </table:table-cell>
              <table:table-cell table:style-name="OrgTblCellTL" table:number-columns-spanned="6">
                <text:p text:style-name="OrgTableContentsRight"/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SETMEMB</text:span></text:p>
              </table:table-cell>
              <table:table-cell table:style-name="OrgTblCell" table:number-columns-spanned="61">
                <text:p text:style-name="OrgTableContentsLeft">Set (group) of Nodes or Elements (Members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84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GUNIVEC</text:span></text:p>
              </table:table-cell>
              <table:table-cell table:style-name="OrgTblCell" table:number-columns-spanned="61">
                <text:p text:style-name="OrgTableContentsLeft">Specification of Local Element Coordinate System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92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ISOSEL</text:span></text:p>
              </table:table-cell>
              <table:table-cell table:style-name="OrgTblCell" table:number-columns-spanned="61">
                <text:p text:style-name="OrgTableContentsLeft">Isotropy, Linear Elastic Structural Analysi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115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MORSMEL</text:span></text:p>
              </table:table-cell>
              <table:table-cell table:style-name="OrgTblCell" table:number-columns-spanned="61">
                <text:p text:style-name="OrgTableContentsLeft">Anisotropy, Linear Elastic Structural Analysis, 2-D Membrane Elements and 2-D Thin Shell Elements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6-11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">
                <text:p text:style-name="OrgTableContentsLeft"/>
              </table:table-cell>
              <table:table-cell table:style-name="OrgTblCell">
                <text:p text:style-name="OrgTableContentsLeft"><text:span text:style-name="OrgCode">TDSETNAM</text:span></text:p>
              </table:table-cell>
              <table:table-cell table:style-name="OrgTblCell" table:number-columns-spanned="61">
                <text:p text:style-name="OrgTableContentsLeft">Name and Description of a Set (group)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L">
                <text:p text:style-name="OrgTableContentsLeft">✓</text:p>
              </table:table-cell>
              <table:table-cell table:style-name="OrgTblCell">
                <text:p text:style-name="OrgTableContentsLeft">✓</text:p>
              </table:table-cell>
              <table:table-cell table:style-name="OrgTblCellL" table:number-columns-spanned="6">
                <text:p text:style-name="OrgTableContentsRight">4-7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>
              <table:table-cell table:style-name="OrgTblCellB">
                <text:p text:style-name="OrgTableContentsLeft"/>
              </table:table-cell>
              <table:table-cell table:style-name="OrgTblCellB">
                <text:p text:style-name="OrgTableContentsLeft"><text:span text:style-name="OrgCode">TEXT</text:span></text:p>
              </table:table-cell>
              <table:table-cell table:style-name="OrgTblCellB" table:number-columns-spanned="61">
                <text:p text:style-name="OrgTableContentsLeft">User supplied Text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 table:style-name="OrgTblCellBL">
                <text:p text:style-name="OrgTableContentsLeft">✓</text:p>
              </table:table-cell>
              <table:table-cell table:style-name="OrgTblCellB">
                <text:p text:style-name="OrgTableContentsLeft">✓</text:p>
              </table:table-cell>
              <table:table-cell table:style-name="OrgTblCellBL" table:number-columns-spanned="6">
                <text:p text:style-name="OrgTableContentsRight">4-10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</table:table-rows>
        </table:table>
      </text:section>
      <text:h text:style-name="Heading_20_3" text:outline-level="3" text:is-list-header="false">
<text:bookmark-start text:name="OrgXref.orgb26fe38"/>
<text:bookmark text:name="orgb26fe38"/>Element Types in SESAM
<text:bookmark-end text:name="OrgXref.orgb26fe38"/></text:h>
      <text:p text:style-name="Text_20_body">Conventions for use of the interface file for the elements in SESAM
are defined here. Other element types may be introduced for use in
other programs.
</text:p>
      <text:p text:style-name="Text_20_body">The table below contains element type numbers already reserved. (Not
all of them are included in SESAM).
</text:p>
      <text:p text:style-name="Text_20_body">For ADVANCE, the element types listed are those available from the
SESAM preprocessors. In addition to that ADVANCE has a lot of other
element types.
</text:p>
      <text:section text:style-name="OrgIndentedSection-Level-0" text:name="Section4">
        <text:p text:style-name="Table">
<text:bookmark text:name="orge86038d"/>Table <text:sequence text:ref-name="orge86038d" text:name="Table" text:formula="ooow:Table+1" style:num-format="1">1.2.1</text:sequence>: List of existing Element Types</text:p>
        <table:table table:style-name="OrgTable"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column table:style-name="OrgTableColumn"/>
          <table:table-header-rows>
            <table:table-row>
              <table:table-cell table:style-name="OrgTblCellTB" table:number-columns-spanned="4">
                <text:p text:style-name="OrgTableHeadingRight"><text:span text:style-name="Bold">Typ<text:note text:id="fn3" text:note-class="footnote"><text:note-citation>3</text:note-citation><text:note-body><text:p text:style-name="Footnote"><text:span text:style-name="OrgCode">ELTYP</text:span>
</text:p></text:note-body></text:note></text:span></text:p>
              </table:table-cell>
              <table:covered-table-cell/>
              <table:covered-table-cell/>
              <table:covered-table-cell/>
              <table:table-cell table:style-name="OrgTblCellTBL">
                <text:p text:style-name="OrgTableHeadingLeft"><text:span text:style-name="Bold">Name</text:span></text:p>
              </table:table-cell>
              <table:table-cell table:style-name="OrgTblCellTB" table:number-columns-spanned="3">
                <text:p text:style-name="OrgTableHeadingRight"><text:span text:style-name="Bold">N.<text:note text:id="fn4" text:note-class="footnote"><text:note-citation>4</text:note-citation><text:note-body><text:p text:style-name="Footnote">Number of nodes
</text:p></text:note-body></text:note></text:span></text:p>
              </table:table-cell>
              <table:covered-table-cell/>
              <table:covered-table-cell/>
              <table:table-cell table:style-name="OrgTblCellTB">
                <text:p text:style-name="OrgTableHeadingLeft"><text:span text:style-name="Bold">Description of Element</text:span></text:p>
              </table:table-cell>
              <table:table-cell table:style-name="OrgTblCellTB" table:number-columns-spanned="5">
                <text:p text:style-name="OrgTableHeadingLeft"><text:span text:style-name="Bold">Ref.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TBL" table:number-columns-spanned="6">
                <text:p text:style-name="OrgTableHeadingLeft"><text:span text:style-name="Bold"><text:note text:id="fn5" text:note-class="footnote"><text:note-citation>5</text:note-citation><text:note-body><text:p text:style-name="Footnote">Indcluded in program <text:span text:style-name="OrgCode">PREFRAME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6" text:note-class="footnote"><text:note-citation>6</text:note-citation><text:note-body><text:p text:style-name="Footnote">Included in program <text:span text:style-name="OrgCode">PREFEM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7" text:note-class="footnote"><text:note-citation>7</text:note-citation><text:note-body><text:p text:style-name="Footnote">Included in program <text:span text:style-name="OrgCode">SESTRA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8" text:note-class="footnote"><text:note-citation>8</text:note-citation><text:note-body><text:p text:style-name="Footnote">Included in program <text:span text:style-name="OrgCode">ADVANCE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 table:number-columns-spanned="6">
                <text:p text:style-name="OrgTableHeadingLeft"><text:span text:style-name="Bold"><text:note text:id="fn9" text:note-class="footnote"><text:note-citation>9</text:note-citation><text:note-body><text:p text:style-name="Footnote">Included in program <text:span text:style-name="OrgCode">Poseidon</text:span>
</text:p></text:note-body></text:note>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B">
                <text:p text:style-name="OrgTableHeadingLeft"><text:span text:style-name="Bold">Other<text:note text:id="fn10" text:note-class="footnote"><text:note-citation>10</text:note-citation><text:note-body><text:p text:style-name="Footnote"><text:span text:style-name="Bold">FR</text:span> = FRAMEWORK, <text:span text:style-name="Bold">LA</text:span> = LAUNCH, <text:span text:style-name="Bold">PL</text:span> = PLATEWORK, <text:span text:style-name="Bold">PR</text:span> =
PRETUBE, <text:span text:style-name="Bold">SP</text:span> = SPLICE, <text:span text:style-name="Bold">WD</text:span> = WADAM, <text:span text:style-name="Bold">WJ</text:span> = WAJAC
</text:p></text:note-body></text:note></text:span></text:p>
              </table:table-cell>
            </table:table-row>
          </table:table-header-rows>
          <table:table-rows>
            <table:table-row>
              <table:table-cell table:style-name="OrgTblCellT" table:number-columns-spanned="4">
                <text:p text:style-name="OrgTableContentsRight">1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T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T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BEPS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D, 2 Node Beam</text:p>
              </table:table-cell>
              <table:table-cell table:style-name="OrgTblCell" table:number-columns-spanned="5">
                <text:p text:style-name="OrgTableContentsLeft">3, 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STA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Plane Constant Strain Triangle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>3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RPBQ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Rectangular Plate. Bending Modes</text:p>
              </table:table-cell>
              <table:table-cell table:style-name="OrgTblCell" table:number-columns-spanned="5">
                <text:p text:style-name="OrgTableContentsLeft">3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LST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Plane Lin. Strain Triangle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QQE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Plane Quadrilateral Membrane Element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LQUA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Plane Quadrilateral Membrane Element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ESS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Truss Element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MAS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1-Noded Mass-Matrix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LMA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Mass-Matrix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LDA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Damping-Matrix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15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BEAS</text:span></text:p>
              </table:table-cell>
              <table:table-cell table:style-name="OrgTblCellB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B">
                <text:p text:style-name="OrgTableContentsLeft">3-D, 2 Node Beam</text:p>
              </table:table-cell>
              <table:table-cell table:style-name="OrgTblCellB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FR, LA, PL, PR, WA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16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AXIS</text:span></text:p>
              </table:table-cell>
              <table:table-cell table:style-name="OrgTblCellT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T">
                <text:p text:style-name="OrgTableContentsLeft">Axial Spring</text:p>
              </table:table-cell>
              <table:table-cell table:style-name="OrgTblCellT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text:note text:id="fn11" text:note-class="footnote"><text:note-citation>11</text:note-citation><text:note-body><text:p text:style-name="Footnote">Temporarily <text:span text:style-name="OrgCode">ADVANCE</text:span> interprets Axisl Spring as link
element, ignoring the material reference. The 6 matrix numbers are
given in direct input to <text:span text:style-name="OrgCode">ADVANCE</text:span>.
</text:p></text:note-body></text:note>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>FR</text:p>
              </table:table-cell>
            </table:table-row>
            <table:table-row>
              <table:table-cell table:style-name="OrgTblCell" table:number-columns-spanned="4">
                <text:p text:style-name="OrgTableContentsRight">1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DA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Axial Damper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SPR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Spring to Ground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FR</text:p>
              </table:table-cell>
            </table:table-row>
            <table:table-row>
              <table:table-cell table:style-name="OrgTblCell" table:number-columns-spanned="4">
                <text:p text:style-name="OrgTableContentsRight">1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DAM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Damper to Ground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20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IHEX</text:span></text:p>
              </table:table-cell>
              <table:table-cell table:style-name="OrgTblCellB" table:number-columns-spanned="3">
                <text:p text:style-name="OrgTableContentsRight">20</text:p>
              </table:table-cell>
              <table:covered-table-cell/>
              <table:covered-table-cell/>
              <table:table-cell table:style-name="OrgTblCellB">
                <text:p text:style-name="OrgTableContentsLeft">Isoparametric Hexahedron</text:p>
              </table:table-cell>
              <table:table-cell table:style-name="OrgTblCellB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FR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21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LHEX</text:span></text:p>
              </table:table-cell>
              <table:table-cell table:style-name="OrgTblCellT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T">
                <text:p text:style-name="OrgTableContentsLeft">Linear Hexahedron</text:p>
              </table:table-cell>
              <table:table-cell table:style-name="OrgTblCellT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>FR</text:p>
              </table:table-cell>
            </table:table-row>
            <table:table-row>
              <table:table-cell table:style-name="OrgTblCell" table:number-columns-spanned="4">
                <text:p text:style-name="OrgTableContentsRight">2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ECB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Subparametric Curved Beam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BTSS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General Curved Beam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, PR</text:p>
              </table:table-cell>
            </table:table-row>
            <table:table-row>
              <table:table-cell table:style-name="OrgTblCell" table:number-columns-spanned="4">
                <text:p text:style-name="OrgTableContentsRight">2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QUS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Flat Quadrilateral Thin Shell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, PR</text:p>
              </table:table-cell>
            </table:table-row>
            <table:table-row>
              <table:table-cell table:style-name="OrgTblCell" table:number-columns-spanned="4">
                <text:p text:style-name="OrgTableContentsRight">2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FQ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Free Formulation Quadrilateral Shell</text:p>
              </table:table-cell>
              <table:table-cell table:style-name="OrgTblCell" table:number-columns-spanned="5">
                <text:p text:style-name="OrgTableContentsLeft">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TRS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Flat Triangular Thin Shell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</text:p>
              </table:table-cell>
            </table:table-row>
            <table:table-row>
              <table:table-cell table:style-name="OrgTblCell" table:number-columns-spanned="4">
                <text:p text:style-name="OrgTableContentsRight">2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FFTR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Free Formulation Triangular Shell</text:p>
              </table:table-cell>
              <table:table-cell table:style-name="OrgTblCell" table:number-columns-spanned="5">
                <text:p text:style-name="OrgTableContentsLeft">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2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C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ubparametric Curved Triangular Thick Shell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L</text:p>
              </table:table-cell>
            </table:table-row>
            <table:table-row>
              <table:table-cell table:style-name="OrgTblCell" table:number-columns-spanned="4">
                <text:p text:style-name="OrgTableContentsRight">2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MC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ubparametric Curved Triangular Thick Sandwich Element</text:p>
              </table:table-cell>
              <table:table-cell table:style-name="OrgTblCell" table:number-columns-spanned="5">
                <text:p text:style-name="OrgTableContentsLeft">2<text:note text:id="fn12" text:note-class="footnote"><text:note-citation>12</text:note-citation><text:note-body><text:p text:style-name="Footnote">The element subroutines are the same as for the
subparametric curved thick shells (<text:span text:style-name="OrgCode">SCQS</text:span> and <text:span text:style-name="OrgCode">SCTS</text:span>).
</text:p></text:note-body></text:note>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28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SCQS</text:span></text:p>
              </table:table-cell>
              <table:table-cell table:style-name="OrgTblCellB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B">
                <text:p text:style-name="OrgTableContentsLeft">Subparametric Curved Quadrilateral Thick Shell</text:p>
              </table:table-cell>
              <table:table-cell table:style-name="OrgTblCellB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PL, PR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29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MCQS</text:span></text:p>
              </table:table-cell>
              <table:table-cell table:style-name="OrgTblCellT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T">
                <text:p text:style-name="OrgTableContentsLeft">Subparam. Curved Quadr. Thick Sandwich Elem.</text:p>
              </table:table-cell>
              <table:table-cell table:style-name="OrgTblCellT" table:number-columns-spanned="5">
                <text:p text:style-name="OrgTableContentsLeft">2<text:span text:style-name="OrgSuperscript"><text:note-ref text:note-class="footnote" text:reference-format="text" text:ref-name="fn12">12</text:note-ref>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PRI</text:span></text:p>
              </table:table-cell>
              <table:table-cell table:style-name="OrgTblCell" table:number-columns-spanned="3">
                <text:p text:style-name="OrgTableContentsRight">15</text:p>
              </table:table-cell>
              <table:covered-table-cell/>
              <table:covered-table-cell/>
              <table:table-cell table:style-name="OrgTblCell">
                <text:p text:style-name="OrgTableContentsLeft">Isoparametric Triangular Prism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ITET</text:span></text:p>
              </table:table-cell>
              <table:table-cell table:style-name="OrgTblCell" table:number-columns-spanned="3">
                <text:p text:style-name="OrgTableContentsRight">10</text:p>
              </table:table-cell>
              <table:covered-table-cell/>
              <table:covered-table-cell/>
              <table:table-cell table:style-name="OrgTblCell">
                <text:p text:style-name="OrgTableContentsLeft">Isoparametric Tetrahedron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PRI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Triangular Prism</text:p>
              </table:table-cell>
              <table:table-cell table:style-name="OrgTblCell" table:number-columns-spanned="5">
                <text:p text:style-name="OrgTableContentsLeft">2, 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ETR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Tetrahedron</text:p>
              </table:table-cell>
              <table:table-cell table:style-name="OrgTblCell" table:number-columns-spanned="5">
                <text:p text:style-name="OrgTableContentsLeft">2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3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LC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ubparam. Layered Curved Triangular Thick Shell</text:p>
              </table:table-cell>
              <table:table-cell table:style-name="OrgTblCell" table:number-columns-spanned="5">
                <text:p text:style-name="OrgTableContentsLeft">2<text:span text:style-name="OrgSuperscript"><text:note-ref text:note-class="footnote" text:reference-format="text" text:ref-name="fn12">12</text:note-ref>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35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LCQS</text:span></text:p>
              </table:table-cell>
              <table:table-cell table:style-name="OrgTblCellB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B">
                <text:p text:style-name="OrgTableContentsLeft">Subparam. Layered Curved Quadrilat. Thick Shell</text:p>
              </table:table-cell>
              <table:table-cell table:style-name="OrgTblCellB" table:number-columns-spanned="5">
                <text:p text:style-name="OrgTableContentsLeft">2<text:span text:style-name="OrgSuperscript"><text:note-ref text:note-class="footnote" text:reference-format="text" text:ref-name="fn12">12</text:note-ref></text:span>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/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36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><text:span text:style-name="OrgCode">TRS1</text:span></text:p>
              </table:table-cell>
              <table:table-cell table:style-name="OrgTblCellT" table:number-columns-spanned="3">
                <text:p text:style-name="OrgTableContentsRight">18</text:p>
              </table:table-cell>
              <table:covered-table-cell/>
              <table:covered-table-cell/>
              <table:table-cell table:style-name="OrgTblCellT">
                <text:p text:style-name="OrgTableContentsLeft">2nd Order Hexahed. Transition Elem., Solid / Shell</text:p>
              </table:table-cell>
              <table:table-cell table:style-name="OrgTblCellT" table:number-columns-spanned="5">
                <text:p text:style-name="OrgTableContentsLeft">6</text:p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3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TRS2</text:span></text:p>
              </table:table-cell>
              <table:table-cell table:style-name="OrgTblCell" table:number-columns-spanned="3">
                <text:p text:style-name="OrgTableContentsRight">15</text:p>
              </table:table-cell>
              <table:covered-table-cell/>
              <table:covered-table-cell/>
              <table:table-cell table:style-name="OrgTblCell">
                <text:p text:style-name="OrgTableContentsLeft">2nd Order Hexahed. Transition Elem., Solid / Shell</text:p>
              </table:table-cell>
              <table:table-cell table:style-name="OrgTblCell" table:number-columns-spanned="5">
                <text:p text:style-name="OrgTableContentsLeft">6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B" table:number-columns-spanned="4">
                <text:p text:style-name="OrgTableContentsRight">38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TRS3</text:span></text:p>
              </table:table-cell>
              <table:table-cell table:style-name="OrgTblCellB" table:number-columns-spanned="3">
                <text:p text:style-name="OrgTableContentsRight">12</text:p>
              </table:table-cell>
              <table:covered-table-cell/>
              <table:covered-table-cell/>
              <table:table-cell table:style-name="OrgTblCellB">
                <text:p text:style-name="OrgTableContentsLeft">2nd Order Hexahed. Transition Elem., Solid / Shell</text:p>
              </table:table-cell>
              <table:table-cell table:style-name="OrgTblCellB" table:number-columns-spanned="5">
                <text:p text:style-name="OrgTableContentsLeft">6</text:p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>PR</text:p>
              </table:table-cell>
            </table:table-row>
          </table:table-rows>
          <table:table-rows>
            <table:table-row>
              <table:table-cell table:style-name="OrgTblCellT" table:number-columns-spanned="4">
                <text:p text:style-name="OrgTableContentsRight">39</text:p>
              </table:table-cell>
              <table:covered-table-cell/>
              <table:covered-table-cell/>
              <table:covered-table-cell/>
              <table:table-cell table:style-name="OrgTblCellTL">
                <text:p text:style-name="OrgTableContentsLeft"/>
              </table:table-cell>
              <table:table-cell table:style-name="OrgTblCellT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T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T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T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T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LSH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General Spring / Shim Element</text:p>
              </table:table-cell>
              <table:table-cell table:style-name="OrgTblCell" table:number-columns-spanned="5">
                <text:p text:style-name="OrgTableContentsLeft"><text:note text:id="fn13" text:note-class="footnote"><text:note-citation>13</text:note-citation><text:note-body><text:p text:style-name="Footnote">As General Spring it is just a 2-noded spring (12x12
matrix) which may be in a local coordinate system. As a shim element
the preprocessor(s) will only insert stiffness in the local x- and
y-direction. In the analysis program(s), shim members and general
springs are treated exactly in the same manner.
</text:p></text:note-body></text:note>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✗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CS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Axisymmetric Constant Strain Triangle</text:p>
              </table:table-cell>
              <table:table-cell table:style-name="OrgTblCell" table:number-columns-spanned="5">
                <text:p text:style-name="OrgTableContentsLeft">7, 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LQ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Axisymmetric Quadrilateral</text:p>
              </table:table-cell>
              <table:table-cell table:style-name="OrgTblCell" table:number-columns-spanned="5">
                <text:p text:style-name="OrgTableContentsLeft">7, 5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L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Axisymmetric Linear Strain Triangle</text:p>
              </table:table-cell>
              <table:table-cell table:style-name="OrgTblCell" table:number-columns-spanned="5">
                <text:p text:style-name="OrgTableContentsLeft">7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AXQQ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Axisymmetric Linear Strain Quadrilateral</text:p>
              </table:table-cell>
              <table:table-cell table:style-name="OrgTblCell" table:number-columns-spanned="5">
                <text:p text:style-name="OrgTableContentsLeft">7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PILS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Pile / Soil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PCAB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Plane Cable-Bar Element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PSPR</text:span></text:p>
              </table:table-cell>
              <table:table-cell table:style-name="OrgTblCell" table:number-columns-spanned="3">
                <text:p text:style-name="OrgTableContentsRight">1</text:p>
              </table:table-cell>
              <table:covered-table-cell/>
              <table:covered-table-cell/>
              <table:table-cell table:style-name="OrgTblCell">
                <text:p text:style-name="OrgTableContentsLeft">Plane Spring Element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4-node Contact Element with triangular Shape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4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Link Element</text:p>
              </table:table-cell>
              <table:table-cell table:style-name="OrgTblCell" table:number-columns-spanned="5">
                <text:p text:style-name="OrgTableContentsLeft">4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P</text:span></text:p>
              </table:table-cell>
              <table:table-cell table:style-name="OrgTblCell" table:number-columns-spanned="3">
                <text:p text:style-name="OrgTableContentsRight">2</text:p>
              </table:table-cell>
              <table:covered-table-cell/>
              <table:covered-table-cell/>
              <table:table-cell table:style-name="OrgTblCell">
                <text:p text:style-name="OrgTableContentsLeft">2-Noded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L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4-Noded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AL</text:span></text:p>
              </table:table-cell>
              <table:table-cell table:style-name="OrgTblCell" table:number-columns-spanned="3">
                <text:p text:style-name="OrgTableContentsRight">4</text:p>
              </table:table-cell>
              <table:covered-table-cell/>
              <table:covered-table-cell/>
              <table:table-cell table:style-name="OrgTblCell">
                <text:p text:style-name="OrgTableContentsLeft">4-Noded Axisymmetric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C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6-Noded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AQ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6-Noded (3+3) Axisymmetric Contact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5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LQ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8-Noded (4+4) Contact Element</text:p>
              </table:table-cell>
              <table:table-cell table:style-name="OrgTblCell" table:number-columns-spanned="5">
                <text:p text:style-name="OrgTableContentsLeft">8, 9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5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CQ</text:span></text:p>
              </table:table-cell>
              <table:table-cell table:style-name="OrgTblCell" table:number-columns-spanned="3">
                <text:p text:style-name="OrgTableContentsRight">16</text:p>
              </table:table-cell>
              <table:covered-table-cell/>
              <table:covered-table-cell/>
              <table:table-cell table:style-name="OrgTblCell">
                <text:p text:style-name="OrgTableContentsLeft">16-Noded (8+8) Contact Element</text:p>
              </table:table-cell>
              <table:table-cell table:style-name="OrgTblCell" table:number-columns-spanned="5">
                <text:p text:style-name="OrgTableContentsLeft">8, 9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5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CTMQ</text:span></text:p>
              </table:table-cell>
              <table:table-cell table:style-name="OrgTblCell" table:number-columns-spanned="3">
                <text:p text:style-name="OrgTableContentsRight">18</text:p>
              </table:table-cell>
              <table:covered-table-cell/>
              <table:covered-table-cell/>
              <table:table-cell table:style-name="OrgTblCell">
                <text:p text:style-name="OrgTableContentsLeft">18-Noded (9+9) Contact Element</text:p>
              </table:table-cell>
              <table:table-cell table:style-name="OrgTblCell" table:number-columns-spanned="5">
                <text:p text:style-name="OrgTableContentsLeft">8, 9</text:p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5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1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HCQS</text:span></text:p>
              </table:table-cell>
              <table:table-cell table:style-name="OrgTblCell" table:number-columns-spanned="3">
                <text:p text:style-name="OrgTableContentsRight">9</text:p>
              </table:table-cell>
              <table:covered-table-cell/>
              <table:covered-table-cell/>
              <table:table-cell table:style-name="OrgTblCell">
                <text:p text:style-name="OrgTableContentsLeft">9-Noded Shell Element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PR</text:p>
              </table:table-cell>
            </table:table-row>
            <table:table-row>
              <table:table-cell table:style-name="OrgTblCell" table:number-columns-spanned="4">
                <text:p text:style-name="OrgTableContentsRight">62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3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4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5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6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LQS</text:span></text:p>
              </table:table-cell>
              <table:table-cell table:style-name="OrgTblCell" table:number-columns-spanned="3">
                <text:p text:style-name="OrgTableContentsRight">8</text:p>
              </table:table-cell>
              <table:covered-table-cell/>
              <table:covered-table-cell/>
              <table:table-cell table:style-name="OrgTblCell">
                <text:p text:style-name="OrgTableContentsLeft">Semiloof Quadrilateral Curved Thin Shell (32 d.o.fs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7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LTS</text:span></text:p>
              </table:table-cell>
              <table:table-cell table:style-name="OrgTblCell" table:number-columns-spanned="3">
                <text:p text:style-name="OrgTableContentsRight">6</text:p>
              </table:table-cell>
              <table:covered-table-cell/>
              <table:covered-table-cell/>
              <table:table-cell table:style-name="OrgTblCell">
                <text:p text:style-name="OrgTableContentsLeft">Semiloof Triangular Curved Thin Shell (24 d.o.fs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8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SLCB</text:span></text:p>
              </table:table-cell>
              <table:table-cell table:style-name="OrgTblCell" table:number-columns-spanned="3">
                <text:p text:style-name="OrgTableContentsRight">3</text:p>
              </table:table-cell>
              <table:covered-table-cell/>
              <table:covered-table-cell/>
              <table:table-cell table:style-name="OrgTblCell">
                <text:p text:style-name="OrgTableContentsLeft">Semiloof Curved Beam (11 d.o.fs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69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><text:span text:style-name="Emphasis">Not</text:span> <text:span text:style-name="Emphasis">yet</text:span> <text:span text:style-name="Emphasis">defined</text:span>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7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MATR</text:span></text:p>
              </table:table-cell>
              <table:table-cell table:style-name="OrgTblCell" table:number-columns-spanned="3">
                <text:p text:style-name="OrgTableContentsRight"><text:span text:style-name="Emphasis">n</text:span></text:p>
              </table:table-cell>
              <table:covered-table-cell/>
              <table:covered-table-cell/>
              <table:table-cell table:style-name="OrgTblCell">
                <text:p text:style-name="OrgTableContentsLeft">General Matrix Element with arbitrary no. of nodes (<text:span text:style-name="Emphasis">n</text:span>)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>SP</text:p>
              </table:table-cell>
            </table:table-row>
            <table:table-row>
              <table:table-cell table:style-name="OrgTblCell" table:number-columns-spanned="4">
                <text:p text:style-name="OrgTableContentsRight">…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/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100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><text:span text:style-name="OrgCode">GHEX</text:span></text:p>
              </table:table-cell>
              <table:table-cell table:style-name="OrgTblCell" table:number-columns-spanned="3">
                <text:p text:style-name="OrgTableContentsRight">21</text:p>
              </table:table-cell>
              <table:covered-table-cell/>
              <table:covered-table-cell/>
              <table:table-cell table:style-name="OrgTblCell">
                <text:p text:style-name="OrgTableContentsLeft">General Hexahedron</text:p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" table:number-columns-spanned="4">
                <text:p text:style-name="OrgTableContentsRight">…</text:p>
              </table:table-cell>
              <table:covered-table-cell/>
              <table:covered-table-cell/>
              <table:covered-table-cell/>
              <table:table-cell table:style-name="OrgTblCellL">
                <text:p text:style-name="OrgTableContentsLeft"/>
              </table:table-cell>
              <table:table-cell table:style-name="OrgTblCell" table:number-columns-spanned="3">
                <text:p text:style-name="OrgTableContentsRight"/>
              </table:table-cell>
              <table:covered-table-cell/>
              <table:covered-table-cell/>
              <table:table-cell table:style-name="OrgTblCell">
                <text:p text:style-name="OrgTableContentsLeft"/>
              </table:table-cell>
              <table:table-cell table:style-name="OrgTblCell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">
                <text:p text:style-name="OrgTableContentsLeft"/>
              </table:table-cell>
            </table:table-row>
            <table:table-row>
              <table:table-cell table:style-name="OrgTblCellB" table:number-columns-spanned="4">
                <text:p text:style-name="OrgTableContentsRight">163</text:p>
              </table:table-cell>
              <table:covered-table-cell/>
              <table:covered-table-cell/>
              <table:covered-table-cell/>
              <table:table-cell table:style-name="OrgTblCellBL">
                <text:p text:style-name="OrgTableContentsLeft"><text:span text:style-name="OrgCode">GHEX</text:span></text:p>
              </table:table-cell>
              <table:table-cell table:style-name="OrgTblCellB" table:number-columns-spanned="3">
                <text:p text:style-name="OrgTableContentsRight">27</text:p>
              </table:table-cell>
              <table:covered-table-cell/>
              <table:covered-table-cell/>
              <table:table-cell table:style-name="OrgTblCellB">
                <text:p text:style-name="OrgTableContentsLeft">General Hexahedron</text:p>
              </table:table-cell>
              <table:table-cell table:style-name="OrgTblCellB" table:number-columns-spanned="5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table-cell table:style-name="OrgTblCellBL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>✓</text:p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 table:number-columns-spanned="6">
                <text:p text:style-name="OrgTableContentsLeft"/>
              </table:table-cell>
              <table:covered-table-cell/>
              <table:covered-table-cell/>
              <table:covered-table-cell/>
              <table:covered-table-cell/>
              <table:covered-table-cell/>
              <table:table-cell table:style-name="OrgTblCellB">
                <text:p text:style-name="OrgTableContentsLeft"/>
              </table:table-cell>
            </table:table-row>
          </table:table-rows>
        </table:table>
      </text:section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Berthold Höllmann</dc:creator>
    <meta:initial-creator>Berthold Höllmann</meta:initial-creator>
    <dc:date>2017-04-26T15:08:11</dc:date>
    <meta:creation-date>2017-04-26T15:08:11</meta:creation-date>
    <meta:generator>Emacs 25.2.1 (Org mode 9.0.5)</meta:generator>
    <meta:keyword/>
    <dc:subject/>
    <dc:title>C++ IO support for various FEM exchange file formats</dc:title>
  </office:meta>
</office:document-meta>
</file>